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officeooo:rsid="0026b7ed" officeooo:paragraph-rsid="0006b909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1d2c07" officeooo:paragraph-rsid="0006b909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23f1c3" officeooo:paragraph-rsid="0006b909"/>
    </style:style>
    <style:style style:name="P4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23f1c3" officeooo:paragraph-rsid="0006b909"/>
    </style:style>
    <style:style style:name="P5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24edbb" officeooo:paragraph-rsid="0006b909"/>
    </style:style>
    <style:style style:name="P6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2532e9" officeooo:paragraph-rsid="0006b909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24edbb" officeooo:paragraph-rsid="0006b909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2532e9" officeooo:paragraph-rsid="0006b909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07821b" officeooo:paragraph-rsid="0007821b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092e60" officeooo:paragraph-rsid="00092e60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0a55ec" officeooo:paragraph-rsid="000a55ec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0c73ee" officeooo:paragraph-rsid="000c73ee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0c73ee" officeooo:paragraph-rsid="000c73ee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102ed5" officeooo:paragraph-rsid="00102ed5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11c39c" officeooo:paragraph-rsid="0011c39c"/>
    </style:style>
    <style:style style:name="T1" style:family="text">
      <style:text-properties officeooo:rsid="0028a5dd"/>
    </style:style>
    <style:style style:name="T2" style:family="text">
      <style:text-properties officeooo:rsid="0024edbb"/>
    </style:style>
    <style:style style:name="T3" style:family="text">
      <style:text-properties officeooo:rsid="002532e9"/>
    </style:style>
    <style:style style:name="T4" style:family="text">
      <style:text-properties officeooo:rsid="00092e60"/>
    </style:style>
    <style:style style:name="T5" style:family="text">
      <style:text-properties officeooo:rsid="000abc0a"/>
    </style:style>
    <style:style style:name="T6" style:family="text">
      <style:text-properties officeooo:rsid="000ee8a6"/>
    </style:style>
    <style:style style:name="T7" style:family="text">
      <style:text-properties officeooo:rsid="00102ed5"/>
    </style:style>
    <style:style style:name="T8" style:family="text">
      <style:text-properties officeooo:rsid="0011c39c"/>
    </style:style>
    <style:style style:name="T9" style:family="text">
      <style:text-properties officeooo:rsid="001224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Architecture micro-services</text:p>
      <text:p text:style-name="P3"/>
      <text:p text:style-name="P4">Problématique :</text:p>
      <text:p text:style-name="P4"/>
      <text:p text:style-name="P3">Pour permettre l’évolution de certaines applications, il nécessitait :</text:p>
      <text:p text:style-name="P3"><text:tab/>-Une charge de travail importante</text:p>
      <text:p text:style-name="P3"><text:tab/>-un coût certain</text:p>
      <text:p text:style-name="P3"><text:tab/>-des risques</text:p>
      <text:p text:style-name="P3"><text:tab/>-<text:span text:style-name="T2">un certain coûts.</text:span></text:p>
      <text:p text:style-name="P3"/>
      <text:p text:style-name="P7">Ce qui a <text:span text:style-name="T1">amène</text:span> souvent à faire des tables rases des développements passés, avec une reconstruction à zéro. Pour répondre à ces problèmes, il à été mis en place l’architecture de micro-services, ou MSA.</text:p>
      <text:p text:style-name="P7"/>
      <text:p text:style-name="P7">Le msa permet de :</text:p>
      <text:p text:style-name="P7"><text:tab/>-développer</text:p>
      <text:p text:style-name="P7"><text:tab/>-déployer</text:p>
      <text:p text:style-name="P7"><text:tab/>-gérer</text:p>
      <text:p text:style-name="P7">opérationnellement les applications distribués.</text:p>
      <text:p text:style-name="P7"/>
      <text:p text:style-name="P7">Ces <text:span text:style-name="T1">applications</text:span> sont constitués de services au fonctionnalités complémentaires. L’ensemble est potentiellement hétérogènes et interopérables.</text:p>
      <text:p text:style-name="P7"/>
      <text:p text:style-name="P5">Différences avec le SOA (architecture orientée services)</text:p>
      <text:p text:style-name="P7"/>
      <text:p text:style-name="P7">-émerge de la recherche d’une agilité pratique+efficacité accrue par les précurseurs du cloud computing.</text:p>
      <text:p text:style-name="P7"/>
      <text:p text:style-name="P7">-naturellement adaptées au cloud. Se deploient nativement sur les Paas. Un paas (plateforme as a service) est un type de plateforme sur lesquelles les MSA ont été développées et déployés historiquement.</text:p>
      <text:p text:style-name="P7"/>
      <text:p text:style-name="P7">-elles ne dépendent pas d’une solution éditeur logiciel, mini<text:span text:style-name="T3">misant les besoins d’intégration logiciel. Cela met en place des solutions décentralisées et alternatives aux systèmes plus complexe.</text:span></text:p>
      <text:p text:style-name="P7"/>
      <text:p text:style-name="P6">Définition du mot architecture :</text:p>
      <text:p text:style-name="P8"/>
      <text:p text:style-name="P8">-en théorie,il s’agit de la décomposition de la totalité du système applicatif considéré en éléements constitutifs simplifiés, rôles,responsabilités et limites bien identifiés.</text:p>
      <text:p text:style-name="P8"/>
      <text:p text:style-name="P8">-en pratique, c’est surtout le truc difficile à changer. l’architecture doit fair donc l’objet de décisions saines en amont d’un projet afin de minimiser les coûts d’évolutions.</text:p>
      <text:p text:style-name="P8"/>
      <text:p text:style-name="P8">Plus il a évolution d’une appli+l’architecture nécessite un effort d’adaptation :</text:p>
      <text:p text:style-name="P8"/>
      <text:p text:style-name="P8">coût-→système se <text:span text:style-name="T1">complexifie</text:span>-→ les évolutions ont tendance à ralentir avec le temps-→ce qui est difficile de changer s’accumule.</text:p>
      <text:p text:style-name="P8"/>
      <text:p text:style-name="P1">But des <text:span text:style-name="T1">architectures</text:span> micro-services :</text:p>
      <text:p text:style-name="P1"/>
      <text:p text:style-name="P1"><text:tab/>-réduire les <text:span text:style-name="T1">empêchements</text:span> aux changements</text:p>
      <text:p text:style-name="P1"><text:soft-page-break/><text:tab/>-libérer les dev et les opérationnels des contraintes de complexité</text:p>
      <text:p text:style-name="P1"><text:tab/>-<text:span text:style-name="T1">accroître</text:span> les compétitivités de l’entreprise</text:p>
      <text:p text:style-name="P1"/>
      <text:p text:style-name="P1"><text:span text:style-name="T1">q</text:span>uel caractéristique des micro-services :</text:p>
      <text:p text:style-name="P1"/>
      <text:p text:style-name="P1">bien que rien n’est établi officiellement, certaines tendances sont assez claire :</text:p>
      <text:p text:style-name="P1"/>
      <text:p text:style-name="P1"><text:tab/>-cohésion interne :</text:p>
      <text:p text:style-name="P1"/>
      <text:p text:style-name="P1">un micro service est sensé <text:span text:style-name="T1">bénéficier</text:span> d’un <text:span text:style-name="T1">périmètre</text:span> fonctionnel de fonctionnalité réduit, clair, est dédié à une fonction unique.</text:p>
      <text:p text:style-name="P1"/>
      <text:p text:style-name="P9">Distribution des micro-services :</text:p>
      <text:p text:style-name="P9"/>
      <text:p text:style-name="P9">Ce niveau de découplage sous entend que un micro service doit être un processus système indépendant, isolé sur une machine distincte ou déployé dans un conteneur. </text:p>
      <text:p text:style-name="P9"/>
      <text:p text:style-name="P9">La communication entre les clients et/ou les micro-services <text:span text:style-name="T4">est implémentée par des services web, ou un protocole de messages.</text:span></text:p>
      <text:p text:style-name="P9"/>
      <text:p text:style-name="P10">Bénéfice :</text:p>
      <text:p text:style-name="P10"/>
      <text:p text:style-name="P10"><text:tab/>-la réduction du délai de mise en marché :</text:p>
      <text:p text:style-name="P11">Cette architecture permet d’effectuer une répartition des responsabilités dans l’organisation, offrant la possibilité de pouvoir travailler en parallèle sur <text:span text:style-name="T5">des briques logicielles dont le périmètre fonctionnel et la complexité sont réduites, en comparaison d’une application monolithique.</text:span></text:p>
      <text:p text:style-name="P11"/>
      <text:p text:style-name="P12">Le délai de mise en marché d’évolutions fonctionnelles se voit réduit au délai nécessaire à la mise en œuvre des évolutions du ou des micro-services concernés.</text:p>
      <text:p text:style-name="P12"/>
      <text:p text:style-name="P12"><text:tab/>-agilité technologique.</text:p>
      <text:p text:style-name="P12"/>
      <text:p text:style-name="P12">Les micro-services étant indépendants et interopérables, iils ne sont pas contraints à une uniformité technologique.</text:p>
      <text:p text:style-name="P12"/>
      <text:p text:style-name="P12">Cela permet d’adapt<text:span text:style-name="T6">er</text:span> les choix technologiques aux besoins spécifiques de chaque micro-service, <text:span text:style-name="T7">introduire des nouveautés technologiques progressivement, en limitant le risque encouru.</text:span></text:p>
      <text:p text:style-name="P12"/>
      <text:p text:style-name="P12"><text:tab/>-<text:span text:style-name="T7">l’extensibilité</text:span></text:p>
      <text:p text:style-name="P12"/>
      <text:p text:style-name="P14">Dans une application, certaines fonctionnalités sont plus utilisées que d’autres.</text:p>
      <text:p text:style-name="P14"/>
      <text:p text:style-name="P14">Le découpage en micro-services fonctionnelles indé<text:span text:style-name="T8">pendantes permet de répliquer sélectivement le micro-service requis, plutôt que de mettre en œuvre une redondance globale de l’appli monolithique.</text:span></text:p>
      <text:p text:style-name="P14"/>
      <text:p text:style-name="P15">Avec ceci, les micro-services ne maintiennent en principe pas d’état de conversation entre 2 appels client. </text:p>
      <text:p text:style-name="P15"/>
      <text:p text:style-name="P12"/>
      <text:p text:style-name="P12"/>
      <text:p text:style-name="P12"/>
      <text:p text:style-name="P9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8:36:23.974318745</meta:creation-date>
    <dc:date>2017-12-14T15:22:57.813108082</dc:date>
    <meta:editing-duration>PT5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45" meta:word-count="525" meta:character-count="3798" meta:non-whitespace-character-count="3302"/>
  </office:meta>
</office:document-meta>
</file>